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ext-properties fo:language="zxx" fo:country="none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8" style:family="table-cell" style:parent-style-name="Default" style:data-style-name="N110"/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2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2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8.75">
            <text:p>19</text:p>
          </table:table-cell>
          <table:table-cell table:formula="of:=(7+4+10+7)/4*5" office:value-type="float" office:value="35">
            <text:p>35</text:p>
          </table:table-cell>
          <table:table-cell/>
          <table:table-cell table:formula="of:=[.E2]+[.F2]+[.G2]" office:value-type="float" office:value="53.75">
            <text:p>5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8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 office:value-type="date" office:date-value="2010-05-29">
            <text:p>29.05.2010</text:p>
          </table:table-cell>
          <table:table-cell table:formula="of:=homework_totals" office:value-type="float" office:value="41.6666666666667">
            <text:p>42</text:p>
          </table:table-cell>
          <table:table-cell table:formula="of:=(9+9+8+6)/4*5" office:value-type="float" office:value="40">
            <text:p>40</text:p>
          </table:table-cell>
          <table:table-cell table:formula="of:=5-5" office:value-type="float" office:value="0">
            <office:annotation draw:style-name="gr1" draw:text-style-name="P1" svg:width="2.899cm" svg:height="0.991cm" svg:x="17.345cm" svg:y="0.306cm" draw:caption-point-x="-0.61cm" draw:caption-point-y="1.522cm">
              <dc:date>2010-05-31T00:00:00</dc:date>
              <text:p text:style-name="P1"><text:span text:style-name="T1">Robocode</text:span></text:p>
              <text:p text:style-name="P1"><text:span text:style-name="T1"/></text:p>
            </office:annotation>
            <text:p>0</text:p>
          </table:table-cell>
          <table:table-cell table:formula="of:=[.E4]+[.F4]+[.G4]" office:value-type="float" office:value="81.6666666666667">
            <text:p>8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55cm" draw:caption-point-x="-0.61cm" draw:caption-point-y="1.522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formula="of:=(7+6+10+8)/4*5" office:value-type="float" office:value="38.75">
            <text:p>39</text:p>
          </table:table-cell>
          <table:table-cell/>
          <table:table-cell table:formula="of:=[.E6]+[.F6]+[.G6]" office:value-type="float" office:value="73.75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73639</text:p>
          </table:table-cell>
          <table:table-cell table:style-name="ce5"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29.0416666666667">
            <text:p>29</text:p>
          </table:table-cell>
          <table:table-cell table:number-columns-repeated="2"/>
          <table:table-cell table:formula="of:=[.E7]+[.F7]+[.G7]" office:value-type="float" office:value="29.0416666666667">
            <text:p>29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 office:value-type="date" office:date-value="2010-05-30">
            <text:p>30.05.2010</text:p>
          </table:table-cell>
          <table:table-cell table:formula="of:=homework_totals" office:value-type="float" office:value="39.1666666666667">
            <text:p>39</text:p>
          </table:table-cell>
          <table:table-cell table:formula="of:=(7+10+9+9)/4*5" office:value-type="float" office:value="43.75">
            <text:p>44</text:p>
          </table:table-cell>
          <table:table-cell office:value-type="float" office:value="-5">
            <office:annotation draw:style-name="gr1" draw:text-style-name="P1" svg:width="2.899cm" svg:height="0.596cm" svg:x="17.345cm" svg:y="2.115cm" draw:caption-point-x="-0.61cm" draw:caption-point-y="1.512cm">
              <dc:date>2010-06-03T00:00:00</dc:date>
              <text:p text:style-name="P1"><text:span text:style-name="T1">hilinemine</text:span></text:p>
            </office:annotation>
            <text:p>-5</text:p>
          </table:table-cell>
          <table:table-cell table:formula="of:=[.E8]+[.F8]+[.G8]" office:value-type="float" office:value="77.9166666666667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 table:formula="of:=(9+7+8+6)/4*5" office:value-type="float" office:value="37.5">
            <text:p>38</text:p>
          </table:table-cell>
          <table:table-cell office:value-type="float" office:value="5">
            <office:annotation draw:style-name="gr1" draw:text-style-name="P1" svg:width="2.899cm" svg:height="0.596cm" svg:x="17.345cm" svg:y="3.455cm" draw:caption-point-x="-0.61cm" draw:caption-point-y="1.52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73.375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 table:formula="of:=(8+9+8+6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596cm" svg:x="17.345cm" svg:y="3.904cm" draw:caption-point-x="-0.61cm" draw:caption-point-y="1.522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79.625">
            <text:p>8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7.5">
            <text:p>38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72.5">
            <text:p>7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 office:value-type="date" office:date-value="2010-05-23">
            <text:p>23.05.2010</text:p>
          </table:table-cell>
          <table:table-cell table:formula="of:=homework_totals" office:value-type="float" office:value="36">
            <text:p>36</text:p>
          </table:table-cell>
          <table:table-cell table:formula="of:=(7+3+4+4)/4*5" office:value-type="float" office:value="22.5">
            <text:p>23</text:p>
          </table:table-cell>
          <table:table-cell/>
          <table:table-cell table:formula="of:=[.E18]+[.F18]+[.G18]" office:value-type="float" office:value="58.5">
            <text:p>5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6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53cm" draw:caption-point-x="-0.61cm" draw:caption-point-y="1.522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03cm" draw:caption-point-x="-0.61cm" draw:caption-point-y="1.522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9">
            <office:annotation draw:style-name="gr2" draw:text-style-name="P1" svg:width="6.523cm" svg:height="2.176cm" svg:x="8.339cm" svg:y="0cm" draw:caption-point-x="-0.61cm" draw:caption-point-y="0.874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9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4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4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4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4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4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8.75">
            <text:p>1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2.966cm" svg:x="10.597cm" svg:y="0.262cm" draw:caption-point-x="-0.61cm" draw:caption-point-y="1.512cm">
              <dc:date>2010-05-31T00:00:00</dc:date>
              <text:p text:style-name="P1"><text:span text:style-name="T1">Athlete</text:span></text:p>
              <text:p text:style-name="P1"><text:span text:style-name="T1">Locale for country</text:span></text:p>
              <text:p text:style-name="P1"><text:span text:style-name="T1">Event enum</text:span></text:p>
              <text:p text:style-name="P1"><text:span text:style-name="T1">DecathlonResult</text:span></text:p>
              <text:p text:style-name="P1"><text:span text:style-name="T1">Int validationResult</text:span></text:p>
            </office:annotation>
            <text:p>9</text:p>
          </table:table-cell>
          <table:table-cell office:value-type="float" office:value="8">
            <office:annotation draw:style-name="gr1" draw:text-style-name="P1" svg:width="2.899cm" svg:height="1.386cm" svg:x="12.855cm" svg:y="0.262cm" draw:caption-point-x="-0.61cm" draw:caption-point-y="1.512cm">
              <dc:date>2010-05-31T00:00:00</dc:date>
              <text:p text:style-name="P1"><text:span text:style-name="T1">DecathlonResult contains input-specific code</text:span></text:p>
            </office:annotation>
            <text:p>8</text:p>
          </table:table-cell>
          <table:table-cell office:value-type="float" office:value="10">
            <office:annotation draw:style-name="gr1" draw:text-style-name="P1" svg:width="2.899cm" svg:height="0.991cm" svg:x="15.113cm" svg:y="0.262cm" draw:caption-point-x="-0.61cm" draw:caption-point-y="1.512cm">
              <dc:date>2010-05-31T00:00:00</dc:date>
              <text:p text:style-name="P1"><text:span text:style-name="T1">Enums,</text:span></text:p>
              <text:p text:style-name="P1"><text:span text:style-name="T1">System.err</text:span></text:p>
            </office:annotation>
            <text:p>10</text:p>
          </table:table-cell>
          <table:table-cell office:value-type="float" office:value="6">
            <office:annotation draw:style-name="gr6" draw:text-style-name="P1" svg:width="4.894cm" svg:height="1.406cm" svg:x="17.371cm" svg:y="0.262cm" draw:caption-point-x="-0.61cm" draw:caption-point-y="1.512cm">
              <dc:date>2010-05-31T00:00:00</dc:date>
              <text:p text:style-name="P1"><text:span text:style-name="T1">e.printStackTrace()</text:span></text:p>
              <text:p text:style-name="P1"><text:span text:style-name="T1">Throws Exception()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1.386cm" svg:x="19.629cm" svg:y="0.262cm" draw:caption-point-x="-0.61cm" draw:caption-point-y="1.512cm">
              <dc:date>2010-05-31T00:00:00</dc:date>
              <text:p text:style-name="P1"><text:span text:style-name="T1">Good docs,</text:span></text:p>
              <text:p text:style-name="P1"><text:span text:style-name="T1">But sometimes too much code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4:.I4])*5/6*[.C4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7" draw:text-style-name="P1" svg:width="9.467cm" svg:height="2.281cm" svg:x="8.339cm" svg:y="0.707cm" draw:caption-point-x="-0.61cm" draw:caption-point-y="1.517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07cm" draw:caption-point-x="-0.61cm" draw:caption-point-y="1.517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7" draw:text-style-name="P1" svg:width="11.061cm" svg:height="2.281cm" svg:x="12.855cm" svg:y="0.707cm" draw:caption-point-x="-0.61cm" draw:caption-point-y="1.517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07cm" draw:caption-point-x="-0.61cm" draw:caption-point-y="1.517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8" draw:text-style-name="P1" svg:width="9.683cm" svg:height="2.966cm" svg:x="17.371cm" svg:y="0.707cm" draw:caption-point-x="-0.61cm" draw:caption-point-y="1.517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07cm" draw:caption-point-x="-0.61cm" draw:caption-point-y="1.517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9" draw:text-style-name="P1" svg:width="7.121cm" svg:height="2.625cm" svg:x="21.887cm" svg:y="0.707cm" draw:caption-point-x="-0.61cm" draw:caption-point-y="1.517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57cm" draw:caption-point-x="-0.61cm" draw:caption-point-y="1.517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10" draw:text-style-name="P1" svg:width="6.769cm" svg:height="1.386cm" svg:x="10.597cm" svg:y="1.157cm" draw:caption-point-x="-0.61cm" draw:caption-point-y="1.517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57cm" draw:caption-point-x="-0.61cm" draw:caption-point-y="1.517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57cm" draw:caption-point-x="-0.61cm" draw:caption-point-y="1.517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57cm" draw:caption-point-x="-0.61cm" draw:caption-point-y="1.517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57cm" draw:caption-point-x="-0.61cm" draw:caption-point-y="1.517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57cm" draw:caption-point-x="-0.61cm" draw:caption-point-y="1.517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 office:value-type="percentage" office:value="0.85">
            <office:annotation draw:style-name="gr1" draw:text-style-name="P1" svg:width="2.899cm" svg:height="2.966cm" svg:x="8.339cm" svg:y="1.612cm" draw:caption-point-x="-0.61cm" draw:caption-point-y="1.511cm">
              <dc:date>2010-06-09T00:00:00</dc:date>
              <text:p text:style-name="P1">Some athletes are ignored when reading with no errors shown</text:p>
              <text:p text:style-name="P1">Console IO not user friendly</text:p>
            </office:annotation>
            <text:p>85%</text:p>
          </table:table-cell>
          <table:table-cell office:value-type="float" office:value="7">
            <office:annotation draw:style-name="gr1" draw:text-style-name="P1" svg:width="2.899cm" svg:height="3.756cm" svg:x="10.597cm" svg:y="1.612cm" draw:caption-point-x="-0.61cm" draw:caption-point-y="1.511cm">
              <dc:date>2010-06-09T00:00:00</dc:date>
              <text:p text:style-name="P1">Athlete, birthdate as String</text:p>
              <text:p text:style-name="P1">Dupication </text:p>
              <text:p text:style-name="P1">Results stored as Strings!!!</text:p>
              <text:p text:style-name="P1">Duplicated fields</text:p>
              <text:p text:style-name="P1">CSV-specific StringConverter</text:p>
              <text:p text:style-name="P1">+AtheleteList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2.855cm" svg:y="1.612cm" draw:caption-point-x="-0.61cm" draw:caption-point-y="1.511cm">
              <dc:date>2010-06-09T00:00:00</dc:date>
              <text:p text:style-name="P1">No common interface</text:p>
              <text:p text:style-name="P1">But extend AtheleteList?</text:p>
            </office:annotation>
            <text:p>5</text:p>
          </table:table-cell>
          <table:table-cell office:value-type="float" office:value="8">
            <office:annotation draw:style-name="gr1" draw:text-style-name="P1" svg:width="2.899cm" svg:height="1.386cm" svg:x="15.113cm" svg:y="1.612cm" draw:caption-point-x="-0.61cm" draw:caption-point-y="1.511cm">
              <dc:date>2010-06-09T00:00:00</dc:date>
              <text:p text:style-name="P1">Properties file parsed manually!!!</text:p>
            </office:annotation>
            <text:p>8</text:p>
          </table:table-cell>
          <table:table-cell office:value-type="float" office:value="5">
            <office:annotation draw:style-name="gr1" draw:text-style-name="P1" svg:width="2.899cm" svg:height="2.176cm" svg:x="17.371cm" svg:y="1.612cm" draw:caption-point-x="-0.61cm" draw:caption-point-y="1.511cm">
              <dc:date>2010-06-09T00:00:00</dc:date>
              <text:p text:style-name="P1">Catch everything then print to System.out, duplicated catch blocks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21.887cm" svg:y="1.613cm" draw:caption-point-x="-0.61cm" draw:caption-point-y="1.511cm">
              <dc:date>2010-06-09T00:00:00</dc:date>
              <text:p text:style-name="P1">All tests in one file</text:p>
            </office:annotation>
            <text:p>7</text:p>
          </table:table-cell>
          <table:table-cell table:formula="of:=SUM([.D7:.I7])*5/6*[.C7]" office:value-type="float" office:value="29.0416666666667">
            <text:p>2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3.361cm" svg:x="10.597cm" svg:y="2.061cm" draw:caption-point-x="-0.61cm" draw:caption-point-y="1.512cm">
              <dc:date>2010-05-31T00:00:00</dc:date>
              <text:p text:style-name="P1"><text:span text:style-name="T1">Participant (long points)</text:span></text:p>
              <text:p text:style-name="P1"><text:span text:style-name="T1">DecathlonEvent enum, but includes DB-specifics</text:span></text:p>
              <text:p text:style-name="P1"><text:span text:style-name="T1">DecathlonData - Iterable</text:span></text:p>
            </office:annotation>
            <text:p>9</text:p>
          </table:table-cell>
          <table:table-cell office:value-type="float" office:value="10">
            <office:annotation draw:style-name="gr1" draw:text-style-name="P1" svg:width="2.899cm" svg:height="0.991cm" svg:x="12.855cm" svg:y="2.061cm" draw:caption-point-x="-0.61cm" draw:caption-point-y="1.512cm">
              <dc:date>2010-05-31T00:00:00</dc:date>
              <text:p text:style-name="P1"><text:span text:style-name="T1">IOSelector with enums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0.596cm" svg:x="15.113cm" svg:y="2.061cm" draw:caption-point-x="-0.61cm" draw:caption-point-y="1.512cm">
              <dc:date>2010-05-31T00:00:00</dc:date>
              <text:p text:style-name="P1"><text:span text:style-name="T1">Own Iterabl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2.571cm" svg:x="17.371cm" svg:y="2.061cm" draw:caption-point-x="-0.61cm" draw:caption-point-y="1.512cm">
              <dc:date>2010-05-31T00:00:00</dc:date>
              <text:p text:style-name="P1"><text:span text:style-name="T1">Catch, display, return null</text:span></text:p>
              <text:p text:style-name="P1"><text:span text:style-name="T1">Some autogenerated catch blocks remaining</text:span></text:p>
            </office:annotation>
            <text:p>7</text:p>
          </table:table-cell>
          <table:table-cell office:value-type="float" office:value="7">
            <office:annotation draw:style-name="gr1" draw:text-style-name="P1" svg:width="2.899cm" svg:height="0.596cm" svg:x="19.629cm" svg:y="2.061cm" draw:caption-point-x="-0.61cm" draw:caption-point-y="1.512cm">
              <dc:date>2010-05-31T00:00:00</dc:date>
              <text:p text:style-name="P1"><text:span text:style-name="T1">Few javadoc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0.596cm" svg:x="21.887cm" svg:y="2.061cm" draw:caption-point-x="-0.61cm" draw:caption-point-y="1.512cm">
              <dc:date>2010-05-31T00:00:00</dc:date>
              <text:p text:style-name="P1"><text:span text:style-name="T1">IO not tested</text:span></text:p>
            </office:annotation>
            <text:p>5</text:p>
          </table:table-cell>
          <table:table-cell table:formula="of:=SUM([.D8:.I8])*5/6*[.C8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 table:style-name="ce12" office:value-type="percentage" office:value="0.95">
            <office:annotation draw:style-name="gr1" draw:text-style-name="P1" svg:width="2.899cm" svg:height="1.386cm" svg:x="8.339cm" svg:y="3.408cm" draw:caption-point-x="-0.61cm" draw:caption-point-y="1.515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7">
            <office:annotation draw:style-name="gr1" draw:text-style-name="P1" svg:width="2.899cm" svg:height="2.176cm" svg:x="10.597cm" svg:y="3.409cm" draw:caption-point-x="-0.61cm" draw:caption-point-y="1.514cm">
              <dc:date>2010-05-28T00:00:00</dc:date>
              <text:p text:style-name="P1"><text:span text:style-name="T1">Athlete, duplication</text:span></text:p>
              <text:p text:style-name="P1"><text:span text:style-name="T1">2 separate enums with verb names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386cm" svg:x="12.855cm" svg:y="3.409cm" draw:caption-point-x="-0.61cm" draw:caption-point-y="1.514cm">
              <dc:date>2010-05-28T00:00:00</dc:date>
              <text:p text:style-name="P1"><text:span text:style-name="T1">HelperMethod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" draw:text-style-name="P1" svg:width="2.899cm" svg:height="1.781cm" svg:x="15.113cm" svg:y="3.409cm" draw:caption-point-x="-0.61cm" draw:caption-point-y="1.514cm">
              <dc:date>2010-05-28T00:00:00</dc:date>
              <text:p text:style-name="P1"><text:span text:style-name="T1">Wrong usage of enum constants</text:span></text:p>
              <text:p text:style-name="P1"><text:span text:style-name="T1">ScoreComparator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0.991cm" svg:x="17.371cm" svg:y="3.409cm" draw:caption-point-x="-0.61cm" draw:caption-point-y="1.514cm">
              <dc:date>2010-05-28T00:00:00</dc:date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office:annotation draw:style-name="gr1" draw:text-style-name="P1" svg:width="2.899cm" svg:height="0.596cm" svg:x="21.887cm" svg:y="3.41cm" draw:caption-point-x="-0.61cm" draw:caption-point-y="1.513cm">
              <dc:date>2010-05-28T00:00:00</dc:date>
              <text:p text:style-name="P1"><text:span text:style-name="T1">Low coverage</text:span></text:p>
            </office:annotation>
            <text:p>4</text:p>
          </table:table-cell>
          <table:table-cell table:formula="of:=SUM([.D11:.I11])*5/6*[.C11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 table:style-name="ce13" office:value-type="percentage" office:value="0.95">
            <office:annotation draw:style-name="gr1" draw:text-style-name="P1" svg:width="2.899cm" svg:height="1.386cm" svg:x="8.339cm" svg:y="3.858cm" draw:caption-point-x="-0.61cm" draw:caption-point-y="1.515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8">
            <office:annotation draw:style-name="gr1" draw:text-style-name="P1" svg:width="2.899cm" svg:height="1.386cm" svg:x="10.597cm" svg:y="3.859cm" draw:caption-point-x="-0.61cm" draw:caption-point-y="1.514cm">
              <dc:date>2010-05-28T00:00:00</dc:date>
              <text:p text:style-name="P1"><text:span text:style-name="T1">Athlete, duplication</text:span></text:p>
              <text:p text:style-name="P1"><text:span text:style-name="T1">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3.858cm" draw:caption-point-x="-0.61cm" draw:caption-point-y="1.515cm">
              <dc:date>2010-05-28T00:00:00</dc:date>
              <text:p text:style-name="P1"><text:span text:style-name="T1">Very strange SupportClas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1" draw:text-style-name="P1" svg:width="6.354cm" svg:height="1.093cm" svg:x="15.113cm" svg:y="3.859cm" draw:caption-point-x="-0.61cm" draw:caption-point-y="1.514cm">
              <dc:date>2010-05-28T00:00:00</dc:date>
              <text:p text:style-name="P1"><text:span text:style-name="T1">No correct loading of resources</text:span></text:p>
            </office:annotation>
            <text:p>7</text:p>
          </table:table-cell>
          <table:table-cell office:value-type="float" office:value="6">
            <office:annotation draw:style-name="gr12" draw:text-style-name="P1" svg:width="5.885cm" svg:height="1.464cm" svg:x="17.371cm" svg:y="3.859cm" draw:caption-point-x="-0.61cm" draw:caption-point-y="1.514cm">
              <dc:date>2010-05-28T00:00:00</dc:date>
              <text:p text:style-name="P1"><text:span text:style-name="T1">Continues in case of fatal errors</text:span></text:p>
              <text:p text:style-name="P1"><text:span text:style-name="T1">throws new Exception(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office:annotation draw:style-name="gr1" draw:text-style-name="P1" svg:width="2.899cm" svg:height="0.991cm" svg:x="21.887cm" svg:y="3.859cm" draw:caption-point-x="-0.61cm" draw:caption-point-y="1.514cm">
              <dc:date>2010-05-28T00:00:00</dc:date>
              <text:p text:style-name="P1"><text:span text:style-name="T1">Mostly getters/setters</text:span></text:p>
            </office:annotation>
            <text:p>3</text:p>
          </table:table-cell>
          <table:table-cell table:formula="of:=SUM([.D12:.I12])*5/6*[.C12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3" draw:text-style-name="P1" svg:width="6.633cm" svg:height="2.366cm" svg:x="8.339cm" svg:y="4.306cm" draw:caption-point-x="-0.61cm" draw:caption-point-y="1.517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4" draw:text-style-name="P1" svg:width="5.173cm" svg:height="2.367cm" svg:x="10.597cm" svg:y="4.306cm" draw:caption-point-x="-0.61cm" draw:caption-point-y="1.517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06cm" draw:caption-point-x="-0.61cm" draw:caption-point-y="1.517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5" draw:text-style-name="P1" svg:width="5.776cm" svg:height="1.781cm" svg:x="15.113cm" svg:y="4.306cm" draw:caption-point-x="-0.61cm" draw:caption-point-y="1.517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06cm" draw:caption-point-x="-0.61cm" draw:caption-point-y="1.517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6" draw:text-style-name="P1" svg:width="6.709cm" svg:height="1.756cm" svg:x="19.629cm" svg:y="4.306cm" draw:caption-point-x="-0.61cm" draw:caption-point-y="1.517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06cm" draw:caption-point-x="-0.61cm" draw:caption-point-y="1.517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1">
            <office:annotation draw:style-name="gr17" draw:text-style-name="P1" svg:width="6cm" svg:height="1.785cm" svg:x="8.339cm" svg:y="5.206cm" draw:caption-point-x="-0.61cm" draw:caption-point-y="1.516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100%</text:p>
          </table:table-cell>
          <table:table-cell office:value-type="float" office:value="7">
            <office:annotation draw:style-name="gr18" draw:text-style-name="P1" svg:width="6.054cm" svg:height="2.607cm" svg:x="10.597cm" svg:y="5.206cm" draw:caption-point-x="-0.61cm" draw:caption-point-y="1.516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06cm" draw:caption-point-x="-0.61cm" draw:caption-point-y="1.516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9" draw:text-style-name="P1" svg:width="4.345cm" svg:height="1.599cm" svg:x="15.113cm" svg:y="5.206cm" draw:caption-point-x="-0.61cm" draw:caption-point-y="1.516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20" draw:text-style-name="P1" svg:width="5.802cm" svg:height="2.369cm" svg:x="17.371cm" svg:y="5.206cm" draw:caption-point-x="-0.61cm" draw:caption-point-y="1.516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06cm" draw:caption-point-x="-0.61cm" draw:caption-point-y="1.516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7.5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 office:value-type="percentage" office:value="0.9">
            <office:annotation draw:style-name="gr1" draw:text-style-name="P1" svg:width="2.899cm" svg:height="2.571cm" svg:x="8.339cm" svg:y="6.559cm" draw:caption-point-x="-0.61cm" draw:caption-point-y="1.513cm">
              <dc:date>2010-05-29T00:00:00</dc:date>
              <text:p text:style-name="P1"><text:span text:style-name="T1">Input from console not human-friendly</text:span></text:p>
              <text:p text:style-name="P1"><text:span text:style-name="T1">System.in encoding hardcoded</text:span></text:p>
            </office:annotation>
            <text:p>90%</text:p>
          </table:table-cell>
          <table:table-cell office:value-type="float" office:value="10">
            <office:annotation draw:style-name="gr1" draw:text-style-name="P1" svg:width="2.899cm" svg:height="2.571cm" svg:x="10.597cm" svg:y="6.559cm" draw:caption-point-x="-0.61cm" draw:caption-point-y="1.513cm">
              <dc:date>2010-05-29T00:00:00</dc:date>
              <text:p text:style-name="P1"><text:span text:style-name="T1">Athlete, Events, Units</text:span></text:p>
              <text:p text:style-name="P1"><text:span text:style-name="T1">Values used for calculation</text:span></text:p>
              <text:p text:style-name="P1"><text:span text:style-name="T1">Data extends Athlete?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1.781cm" svg:x="12.855cm" svg:y="6.559cm" draw:caption-point-x="-0.61cm" draw:caption-point-y="1.513cm">
              <dc:date>2010-05-29T00:00:00</dc:date>
              <text:p text:style-name="P1"><text:span text:style-name="T1">More code than necessary for parameter parsing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3.756cm" svg:x="15.113cm" svg:y="6.559cm" draw:caption-point-x="-0.61cm" draw:caption-point-y="1.513cm">
              <dc:date>2010-05-29T00:00:00</dc:date>
              <text:p text:style-name="P1"><text:span text:style-name="T1">Locale.getISOCountries()</text:span></text:p>
              <text:p text:style-name="P1"><text:span text:style-name="T1">print() used instead of println()</text:span></text:p>
              <text:p text:style-name="P1"><text:span text:style-name="T1">Wrong use of Logger (can't enable externally)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781cm" svg:x="17.371cm" svg:y="6.559cm" draw:caption-point-x="-0.61cm" draw:caption-point-y="1.513cm">
              <dc:date>2010-05-29T00:00:00</dc:date>
              <text:p text:style-name="P1"><text:span text:style-name="T1">Throws Exception</text:span></text:p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9cm" svg:height="1.386cm" svg:x="19.629cm" svg:y="6.559cm" draw:caption-point-x="-0.61cm" draw:caption-point-y="1.513cm">
              <dc:date>2010-05-29T00:00:00</dc:date>
              <text:p text:style-name="P1"><text:span text:style-name="T1">Wrong naming convention in some place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781cm" svg:x="21.887cm" svg:y="6.559cm" draw:caption-point-x="-0.61cm" draw:caption-point-y="1.513cm">
              <dc:date>2010-05-29T00:00:00</dc:date>
              <text:p text:style-name="P1"><text:span text:style-name="T1">Locale specific</text:span></text:p>
              <text:p text:style-name="P1"><text:span text:style-name="T1">Own Input and OutputStream mocks</text:span></text:p>
            </office:annotation>
            <text:p>7</text:p>
          </table:table-cell>
          <table:table-cell table:formula="of:=SUM([.D18:.I18])*5/6*[.C18]" office:value-type="float" office:value="36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0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20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6-09T20:04:02</dc:date>
    <dc:language>en-US</dc:language>
    <meta:editing-cycles>204</meta:editing-cycles>
    <meta:editing-duration>PT176H08M01S</meta:editing-duration>
    <dc:creator>Anton Keks</dc:creator>
    <meta:document-statistic meta:table-count="2" meta:cell-count="380" meta:object-count="0"/>
    <meta:user-defined meta:name="Info 1"/>
    <meta:user-defined meta:name="Info 2"/>
    <meta:user-defined meta:name="Info 3"/>
    <meta:user-defined meta:name="Info 4"/>
  </office:meta>
</office:document-meta>
</file>